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D0000003F22FE3E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729fc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-color="#6699cc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5.3cm"/>
    </style:style>
    <style:style style:name="gr8" style:family="graphic" style:parent-style-name="standard">
      <style:graphic-properties draw:stroke="none" svg:stroke-color="#000000" draw:fill="solid" draw:fill-color="#000000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99cc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text-properties fo:color="#ffffff"/>
    </style:style>
    <style:style style:name="P8" style:family="paragraph">
      <loext:graphic-properties draw:fill="solid" draw:fill-color="#000000"/>
      <style:text-properties fo:color="#ffffff"/>
    </style:style>
    <style:style style:name="P9" style:family="paragraph">
      <loext:graphic-properties draw:fill-color="#ffffff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807cm" svg:height="12cm" svg:x="0.8cm" svg:y="0.903cm">
          <draw:image xlink:href="Pictures/10000201000008D0000003F22FE3E186.png" xlink:type="simple" xlink:show="embed" xlink:actuate="onLoad">
            <text:p/>
          </draw:image>
        </draw:frame>
        <draw:line draw:style-name="gr2" draw:text-style-name="P1" draw:layer="layout" svg:x1="4.343cm" svg:y1="8.709cm" svg:x2="5.585cm" svg:y2="7.673cm">
          <text:p/>
        </draw:line>
        <draw:g>
          <draw:custom-shape draw:style-name="gr3" draw:text-style-name="P2" draw:layer="layout" svg:width="1cm" svg:height="1cm" svg:x="3.8cm" svg:y="8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cm" svg:height="1.398cm" svg:x="3.8cm" svg:y="8.285cm">
            <draw:text-box>
              <text:p text:style-name="P3"><text:span text:style-name="T1">6</text:span></text:p>
            </draw:text-box>
          </draw:frame>
        </draw:g>
        <draw:line draw:style-name="gr2" draw:text-style-name="P1" draw:layer="layout" svg:x1="24.543cm" svg:y1="1.309cm" svg:x2="25.888cm" svg:y2="0.954cm">
          <text:p/>
        </draw:line>
        <draw:g>
          <draw:custom-shape draw:style-name="gr3" draw:text-style-name="P2" draw:layer="layout" svg:width="1cm" svg:height="1cm" svg:x="25.4cm" svg:y="0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cm" svg:height="1.398cm" svg:x="25.4cm" svg:y="0.485cm">
            <draw:text-box>
              <text:p text:style-name="P3"><text:span text:style-name="T1">1</text:span></text:p>
            </draw:text-box>
          </draw:frame>
        </draw:g>
        <draw:line draw:style-name="gr2" draw:text-style-name="P1" draw:layer="layout" svg:x1="0.712cm" svg:y1="3.518cm" svg:x2="1.241cm" svg:y2="4.434cm">
          <text:p/>
        </draw:line>
        <draw:g>
          <draw:custom-shape draw:style-name="gr3" draw:text-style-name="P2" draw:layer="layout" svg:width="1cm" svg:height="1cm" svg:x="0.2cm" svg:y="3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cm" svg:height="1.398cm" svg:x="0.2cm" svg:y="3.084cm">
            <draw:text-box>
              <text:p text:style-name="P3"><text:span text:style-name="T1">2</text:span></text:p>
            </draw:text-box>
          </draw:frame>
        </draw:g>
        <draw:line draw:style-name="gr2" draw:text-style-name="P1" draw:layer="layout" svg:x1="0.712cm" svg:y1="7.528cm" svg:x2="1.282cm" svg:y2="6.49cm">
          <text:p/>
        </draw:line>
        <draw:g>
          <draw:custom-shape draw:style-name="gr3" draw:text-style-name="P2" draw:layer="layout" svg:width="1cm" svg:height="1cm" svg:x="0.2cm" svg:y="7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cm" svg:height="1.398cm" svg:x="0.2cm" svg:y="7.085cm">
            <draw:text-box>
              <text:p text:style-name="P3"><text:span text:style-name="T1">3</text:span></text:p>
            </draw:text-box>
          </draw:frame>
        </draw:g>
        <draw:line draw:style-name="gr2" draw:text-style-name="P1" draw:layer="layout" svg:x1="11.685cm" svg:y1="12.215cm" svg:x2="10.457cm" svg:y2="11.523cm">
          <text:p/>
        </draw:line>
        <draw:g>
          <draw:custom-shape draw:style-name="gr3" draw:text-style-name="P2" draw:layer="layout" svg:width="1cm" svg:height="1cm" svg:x="11.2cm" svg:y="11.7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cm" svg:height="1.398cm" svg:x="11.2cm" svg:y="11.805cm">
            <draw:text-box>
              <text:p text:style-name="P3"><text:span text:style-name="T1">7</text:span></text:p>
            </draw:text-box>
          </draw:frame>
        </draw:g>
        <draw:line draw:style-name="gr2" draw:text-style-name="P1" draw:layer="layout" svg:x1="6.343cm" svg:y1="2.909cm" svg:x2="7.8cm" svg:y2="3.403cm">
          <text:p/>
        </draw:line>
        <draw:g>
          <draw:custom-shape draw:style-name="gr3" draw:text-style-name="P2" draw:layer="layout" svg:width="1cm" svg:height="1cm" svg:x="5.8cm" svg:y="2.4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cm" svg:height="1.398cm" svg:x="5.8cm" svg:y="2.485cm">
            <draw:text-box>
              <text:p text:style-name="P3"><text:span text:style-name="T1">4</text:span></text:p>
            </draw:text-box>
          </draw:frame>
        </draw:g>
        <draw:line draw:style-name="gr2" draw:text-style-name="P1" draw:layer="layout" svg:x1="13.47cm" svg:y1="4.501cm" svg:x2="11.45cm" svg:y2="4.733cm">
          <text:p/>
        </draw:line>
        <draw:g>
          <draw:custom-shape draw:style-name="gr3" draw:text-style-name="P2" draw:layer="layout" svg:width="1cm" svg:height="1cm" svg:x="12.951cm" svg:y="3.9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cm" svg:height="1.398cm" svg:x="12.951cm" svg:y="4.073cm">
            <draw:text-box>
              <text:p text:style-name="P3"><text:span text:style-name="T1">5</text:span></text:p>
            </draw:text-box>
          </draw:frame>
        </draw:g>
        <draw:line draw:style-name="gr2" draw:text-style-name="P1" draw:layer="layout" svg:x1="25.47cm" svg:y1="9.301cm" svg:x2="24.444cm" svg:y2="8.422cm">
          <text:p/>
        </draw:line>
        <draw:g>
          <draw:custom-shape draw:style-name="gr3" draw:text-style-name="P2" draw:layer="layout" svg:width="1cm" svg:height="1cm" svg:x="24.951cm" svg:y="8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cm" svg:height="1.398cm" svg:x="24.951cm" svg:y="8.873cm">
            <draw:text-box>
              <text:p text:style-name="P3"><text:span text:style-name="T1">9</text:span></text:p>
            </draw:text-box>
          </draw:frame>
        </draw:g>
        <draw:line draw:style-name="gr2" draw:text-style-name="P1" draw:layer="layout" svg:x1="27.543cm" svg:y1="5.829cm" svg:x2="27.002cm" svg:y2="4.718cm">
          <text:p/>
        </draw:line>
        <draw:custom-shape draw:style-name="gr3" draw:text-style-name="P2" draw:layer="layout" svg:width="1cm" svg:height="1cm" svg:x="27cm" svg:y="5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.4cm" svg:height="1.479cm" svg:x="26.8cm" svg:y="5.405cm">
          <draw:text-box>
            <text:p text:style-name="P3"><text:span text:style-name="T2">10</text:span></text:p>
          </draw:text-box>
        </draw:frame>
        <draw:line draw:style-name="gr2" draw:text-style-name="P1" draw:layer="layout" svg:x1="23.93cm" svg:y1="5.909cm" svg:x2="24.65cm" svg:y2="4.851cm">
          <text:p/>
        </draw:line>
        <draw:custom-shape draw:style-name="gr3" draw:text-style-name="P2" draw:layer="layout" svg:width="1cm" svg:height="1cm" svg:x="23.4cm" svg:y="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4cm" svg:height="1.555cm" svg:x="23.2cm" svg:y="5.455cm">
          <draw:text-box>
            <text:p text:style-name="P3"><text:span text:style-name="T1">11</text:span></text:p>
          </draw:text-box>
        </draw:frame>
        <draw:line draw:style-name="gr2" draw:text-style-name="P1" draw:layer="layout" svg:x1="14.537cm" svg:y1="9.055cm" svg:x2="13.2cm" svg:y2="10.003cm">
          <text:p/>
        </draw:line>
        <draw:g>
          <draw:custom-shape draw:style-name="gr3" draw:text-style-name="P2" draw:layer="layout" svg:width="1cm" svg:height="1cm" svg:x="14cm" svg:y="8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1cm" svg:height="1.398cm" svg:x="14cm" svg:y="8.605cm">
            <draw:text-box>
              <text:p text:style-name="P3"><text:span text:style-name="T1">8</text:span></text:p>
            </draw:text-box>
          </draw:frame>
        </draw:g>
        <draw:custom-shape draw:style-name="gr7" draw:text-style-name="P6" draw:layer="layout" svg:width="5.8cm" svg:height="0.6cm" svg:x="3.8cm" svg:y="1.003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.8cm" svg:height="0.747cm" svg:x="22.631cm" svg:y="0.978cm">
          <draw:text-box>
            <text:p text:style-name="P7"><text:span text:style-name="T3">Ano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6.1000003814697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font-size="14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9cm" fo:margin-bottom="0cm" fo:text-indent="0cm"/>
      <style:text-properties fo:font-size="12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9cm" fo:margin-bottom="0cm" fo:text-indent="0cm"/>
      <style:text-properties fo:font-size="10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9cm" fo:margin-bottom="0cm" fo:text-indent="0cm"/>
      <style:text-properties fo:font-size="10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9cm" fo:margin-bottom="0cm" fo:text-indent="0cm"/>
      <style:text-properties fo:font-size="10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9cm" fo:margin-bottom="0cm" fo:text-indent="0cm"/>
      <style:text-properties fo:font-size="10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9cm" fo:margin-bottom="0cm" fo:text-indent="0cm"/>
      <style:text-properties fo:font-size="10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9cm" fo:margin-bottom="0cm" fo:text-indent="0cm"/>
      <style:text-properties fo:font-size="10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2.2000007629395pt" fo:font-style="normal" fo:text-shadow="none" style:text-underline-style="none" fo:font-weight="normal" style:letter-kerning="true" fo:background-color="#ffffff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3.403cm" fo:margin-bottom="3.477cm" fo:margin-left="0cm" fo:margin-right="0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25.199cm" svg:height="1.768cm" svg:x="1.4cm" svg:y="2.111cm" presentation:class="title" presentation:placeholder="true">
        <draw:text-box/>
      </draw:frame>
      <draw:frame presentation:style-name="Default-outline1" draw:layer="backgroundobjects" svg:width="25.199cm" svg:height="6.141cm" svg:x="1.4cm" svg:y="4.163cm" presentation:class="outline" presentation:placeholder="true">
        <draw:text-box/>
      </draw:frame>
      <draw:frame presentation:style-name="Mpr1" draw:text-style-name="MP2" draw:layer="backgroundobjects" svg:width="6.523cm" svg:height="0.73cm" svg:x="1.4cm" svg:y="11.3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73cm" svg:x="9.576cm" svg:y="11.3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0.73cm" svg:x="20.076cm" svg:y="11.3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4T17:11:58.339390618</meta:creation-date>
    <dc:date>2015-08-21T10:35:19.811978047</dc:date>
    <meta:editing-duration>PT15M</meta:editing-duration>
    <meta:editing-cycles>6</meta:editing-cycles>
    <meta:generator>LibreOffice/4.4.5.2$Linux_X86_64 LibreOffice_project/40m0$Build-2</meta:generator>
    <meta:document-statistic meta:object-count="68"/>
  </office:meta>
</office:document-meta>
</file>